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paragraph" style:list-style-name="L1" style:name="a2fb809" style:parent-style-name="ListParagraph">
      <style:paragraph-properties/>
    </style:style>
    <style:style style:family="paragraph" style:list-style-name="L1" style:name="ad7a35a" style:parent-style-name="ListParagraph">
      <style:paragraph-properties/>
    </style:style>
    <text:list-style style:name="L2">
      <text:list-level-style-bullet text:bullet-char="" text:level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bullet>
      <text:list-level-style-bullet text:bullet-char="○" text:level="2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■" text:level="3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○" text:level="5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■" text:level="6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○" text:level="8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■" text:level="9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  <text:list-style style:name="L1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style:style style:family="paragraph" style:list-style-name="L1" style:name="ad19455" style:parent-style-name="ListParagraph">
      <style:paragraph-properties/>
    </style:style>
    <style:style style:family="paragraph" style:list-style-name="L1" style:name="af6f6ed" style:parent-style-name="ListParagraph">
      <style:paragraph-properties/>
    </style:style>
    <style:style style:family="paragraph" style:list-style-name="L2" style:name="a2504c3" style:parent-style-name="ListParagraph">
      <style:paragraph-properties/>
    </style:style>
    <style:style style:family="paragraph" style:list-style-name="L2" style:name="a77d7a6" style:parent-style-name="ListParagraph">
      <style:paragraph-properties/>
    </style:style>
  </office:automatic-styles>
  <office:body>
    <office:text>
      <text:list text:continue-numbering="true" text:style-name="L1">
        <text:list-item>
          <text:p text:style-name="ad7a35a">eins</text:p>
        </text:list-item>
      </text:list>
      <text:list text:continue-numbering="true" text:style-name="L2">
        <text:list-item>
          <text:p text:style-name="a2504c3">zwei</text:p>
        </text:list-item>
      </text:list>
      <text:list text:continue-numbering="true" text:style-name="L2">
        <text:list-item>
          <text:p text:style-name="a77d7a6">drei</text:p>
        </text:list-item>
      </text:list>
      <text:list text:continue-numbering="true" text:style-name="L1">
        <text:list-item>
          <text:p text:style-name="af6f6ed">vi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  <style:style style:display-name="List Paragraph" style:family="paragraph" style:name="ListParagraph" style:next-style-name="ListParagraph" style:parent-style-name="Standard">
      <style:paragraph-properties fo:margin-left="12.7mm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0:56</dc:date>
    <meta:editing-cycles>2</meta:editing-cycles>
    <meta:editing-duration>PT0.014S</meta:editing-duration>
  </office:meta>
</office:document-meta>
</file>